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Menlo" svg:font-family="Menlo, Monaco, Consolas, 'Courier New', monospace"/>
    <style:font-face style:name="helvetica" svg:font-family="helvetica, sans-serif, 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616cm" fo:margin-left="-0.915cm" fo:margin-right="-0.7cm" table:align="margins"/>
    </style:style>
    <style:style style:name="Table1.A" style:family="table-column">
      <style:table-column-properties style:column-width="2.858cm" style:rel-column-width="1620*"/>
    </style:style>
    <style:style style:name="Table1.B" style:family="table-column">
      <style:table-column-properties style:column-width="3.36cm" style:rel-column-width="1905*"/>
    </style:style>
    <style:style style:name="Table1.C" style:family="table-column">
      <style:table-column-properties style:column-width="3.016cm" style:rel-column-width="1710*"/>
    </style:style>
    <style:style style:name="Table1.D" style:family="table-column">
      <style:table-column-properties style:column-width="5.9cm" style:rel-column-width="3345*"/>
    </style:style>
    <style:style style:name="Table1.E" style:family="table-column">
      <style:table-column-properties style:column-width="3.482cm" style:rel-column-width="197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fo:letter-spacing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1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text:s text:c="6"/><text:span text:style-name="T1">CASES</text:span></text:p>
          </table:table-cell>
          <table:table-cell table:style-name="Table1.A1" office:value-type="string">
            <text:p text:style-name="Table_20_Contents"><text:s text:c="4"/><text:span text:style-name="T1">MOTHER </text:span></text:p>
            <text:p text:style-name="Table_20_Contents"><text:span text:style-name="T1"><text:s text:c="7"/>CLASS</text:span></text:p>
          </table:table-cell>
          <table:table-cell table:style-name="Table1.A1" office:value-type="string">
            <text:p text:style-name="P5">CHILD <text:s text:c="5"/>CLASS</text:p>
          </table:table-cell>
          <table:table-cell table:style-name="Table1.A1" office:value-type="string">
            <text:p text:style-name="P4"><text:s text:c="3"/><text:span text:style-name="T1">MAIN <text:s/></text:span></text:p>
            <text:p text:style-name="P5">CLASS</text:p>
          </table:table-cell>
          <table:table-cell table:style-name="Table1.E1" office:value-type="string">
            <text:p text:style-name="Table_20_Contents"><text:s text:c="3"/><text:span text:style-name="T1"><text:s text:c="4"/>RESULT</text:span></text:p>
          </table:table-cell>
        </table:table-row>
        <table:table-row>
          <table:table-cell table:style-name="Table1.A2" office:value-type="string">
            <text:p text:style-name="Table_20_Contents">Case 1:</text:p>
          </table:table-cell>
          <table:table-cell table:style-name="Table1.A2" office:value-type="string">
            <text:p text:style-name="P1">class Mother</text:p>
            <text:p text:style-name="P2">{</text:p>
            <text:p text:style-name="P3"><text:s text:c="4"/><text:span text:style-name="T2">void show()</text:span></text:p>
            <text:p text:style-name="P3"><text:s text:c="4"/><text:span text:style-name="T2">{</text:span></text:p>
            <text:p text:style-name="P3"><text:s text:c="8"/><text:span text:style-name="T2">System.out.println("Hello world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Child extends Mother</text:p>
            <text:p text:style-name="P2">{</text:p>
            <text:p text:style-name="P3"><text:s text:c="4"/><text:span text:style-name="T2">void show()</text:span></text:p>
            <text:p text:style-name="P3"><text:s text:c="4"/><text:span text:style-name="T2">{</text:span></text:p>
            <text:p text:style-name="P3"><text:s text:c="6"/><text:span text:style-name="T2">System.out.println("Hello JUET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Application {</text:p>
            <text:p text:style-name="P3"><text:s/><text:span text:style-name="T2">public static void main (String args[]){</text:span></text:p>
            <text:p text:style-name="P3"><text:s/><text:span text:style-name="T2">Mother m= new Child ( );</text:span></text:p>
            <text:p text:style-name="P3"><text:s/><text:span text:style-name="T2">m.show( ); // show of Mother is called</text:span></text:p>
            <text:p text:style-name="P3"><text:s/><text:span text:style-name="T2">Child ch=new Child ( ); </text:span></text:p>
            <text:p text:style-name="P3"><text:s/><text:span text:style-name="T2">ch. show ( ); // show ( ) inherited in Child from Mother is called</text:span></text:p>
            <text:p text:style-name="P3"><text:s/><text:span text:style-name="T2">}</text:span></text:p>
            <text:p text:style-name="P2">}</text:p>
            <text:p text:style-name="P2">class Main </text:p>
            <text:p text:style-name="P2">{</text:p>
            <text:p text:style-name="P3"><text:s text:c="4"/><text:span text:style-name="T2">public static void main(String args [])</text:span></text:p>
            <text:p text:style-name="P3"><text:s text:c="4"/><text:span text:style-name="T2">{</text:span></text:p>
            <text:p text:style-name="P3"><text:s text:c="8"/><text:span text:style-name="T2">Application ap=new Application();</text:span></text:p>
            <text:p text:style-name="P3"><text:s text:c="8"/><text:span text:style-name="T2">ap.main(null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E2" office:value-type="string">
            <text:p text:style-name="Table_20_Contents">Hello JUET</text:p>
            <text:p text:style-name="Table_20_Contents">Hello JUET</text:p>
          </table:table-cell>
        </table:table-row>
        <table:table-row>
          <table:table-cell table:style-name="Table1.A2" office:value-type="string">
            <text:p text:style-name="Table_20_Contents">Case 2:</text:p>
          </table:table-cell>
          <table:table-cell table:style-name="Table1.A2" office:value-type="string">
            <text:p text:style-name="P1">class Mother</text:p>
            <text:p text:style-name="P2">{</text:p>
            <text:p text:style-name="P3"><text:s text:c="4"/><text:span text:style-name="T2"><text:s/>void show()</text:span></text:p>
            <text:p text:style-name="P3"><text:s text:c="4"/><text:span text:style-name="T2">{</text:span></text:p>
            <text:p text:style-name="P3"><text:s text:c="8"/><text:span text:style-name="T2">System.out.println("Hello world");</text:span></text:p>
            <text:p text:style-name="P3"><text:s text:c="4"/><text:span text:style-name="T2">}</text:span></text:p>
            <text:p text:style-name="P2">}</text:p>
          </table:table-cell>
          <table:table-cell table:style-name="Table1.A2" office:value-type="string">
            <text:p text:style-name="P1">class Child extends Mother</text:p>
            <text:p text:style-name="P2">{</text:p>
            <text:p text:style-name="P3"><text:s text:c="3"/><text:span text:style-name="T2">static void show()</text:span></text:p>
            <text:p text:style-name="P3"><text:s text:c="4"/><text:span text:style-name="T2">{</text:span></text:p>
            <text:p text:style-name="P3"><text:s text:c="6"/><text:span text:style-name="T2">System.out.println("Hello JUET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Application {</text:p>
            <text:p text:style-name="P3"><text:s/><text:span text:style-name="T2">public static void main (String args[]){</text:span></text:p>
            <text:p text:style-name="P3"><text:s/><text:span text:style-name="T2">Mother m= new Child ( );</text:span></text:p>
            <text:p text:style-name="P3"><text:s/><text:span text:style-name="T2">m.show( ); // show of Mother is called</text:span></text:p>
            <text:p text:style-name="P3"><text:s/><text:span text:style-name="T2">Child ch=new Child ( ); </text:span></text:p>
            <text:p text:style-name="P3"><text:s/><text:span text:style-name="T2">ch. show ( ); // show ( ) inherited in Child from Mother is called</text:span></text:p>
            <text:p text:style-name="P3"><text:s/><text:span text:style-name="T2">}</text:span></text:p>
            <text:p text:style-name="P2">}</text:p>
            <text:p text:style-name="P2">class Main </text:p>
            <text:p text:style-name="P2">{</text:p>
            <text:p text:style-name="P3"><text:s text:c="4"/><text:span text:style-name="T2">public static void main(String args [])</text:span></text:p>
            <text:p text:style-name="P3"><text:s text:c="4"/><text:span text:style-name="T2">{</text:span></text:p>
            <text:p text:style-name="P3"><text:s text:c="8"/><text:span text:style-name="T2">Application ap=new Application();</text:span></text:p>
          </table:table-cell>
          <table:table-cell table:style-name="Table1.E2" office:value-type="string">
            <text:p text:style-name="P1">Compilation failed due to following error(s).Main.java:10: error: show() in Child cannot override show() in Mother</text:p>
            <text:p text:style-name="P3"><text:s text:c="3"/>s<text:span text:style-name="T2">tatic void show()in Mother</text:span></text:p>
            <text:p text:style-name="P3"><text:s text:c="9"/><text:span text:style-name="T2">^</text:span></text:p>
            <text:p text:style-name="P3"><text:s text:c="2"/><text:span text:style-name="T2">overridding method is static</text:span></text:p>
            <text:p text:style-name="P2">1 error</text:p>
          </table:table-cell>
        </table:table-row>
        <table:table-row>
          <table:table-cell table:style-name="Table1.A2" office:value-type="string">
            <text:p text:style-name="Table_20_Contents">Case 3:</text:p>
          </table:table-cell>
          <table:table-cell table:style-name="Table1.A2" office:value-type="string">
            <text:p text:style-name="P1">class Mother</text:p>
            <text:p text:style-name="P2">{</text:p>
            <text:p text:style-name="P3"><text:s text:c="4"/><text:span text:style-name="T2">static void show()</text:span></text:p>
            <text:p text:style-name="P3"><text:s text:c="4"/><text:span text:style-name="T2">{</text:span></text:p>
            <text:p text:style-name="P3"><text:s text:c="8"/><text:span text:style-name="T2">System.out.println("Hello world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Child extends Mother</text:p>
            <text:p text:style-name="P2">{</text:p>
            <text:p text:style-name="P3"><text:s text:c="4"/><text:span text:style-name="T2">void show()</text:span></text:p>
            <text:p text:style-name="P3"><text:s text:c="4"/><text:span text:style-name="T2">{</text:span></text:p>
            <text:p text:style-name="P3"><text:s text:c="6"/><text:span text:style-name="T2">System.out.println("Hello JUET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Application {</text:p>
            <text:p text:style-name="P3"><text:s/><text:span text:style-name="T2">public static void main (String args[]){</text:span></text:p>
            <text:p text:style-name="P3"><text:s/><text:span text:style-name="T2">Mother m= new Child ( );</text:span></text:p>
            <text:p text:style-name="P3"><text:s/><text:span text:style-name="T2">m.show( ); // show of Mother is called</text:span></text:p>
            <text:p text:style-name="P3"><text:s/><text:span text:style-name="T2">Child ch=new Child ( ); </text:span></text:p>
            <text:p text:style-name="P3"><text:s/><text:span text:style-name="T2">ch. show ( ); // show ( ) inherited in Child from Mother is called</text:span></text:p>
            <text:p text:style-name="P3"><text:s/><text:span text:style-name="T2">}</text:span></text:p>
            <text:p text:style-name="P2">}</text:p>
            <text:p text:style-name="P2">class Main </text:p>
            <text:p text:style-name="P2">{</text:p>
            <text:p text:style-name="P3"><text:soft-page-break/><text:s text:c="4"/><text:span text:style-name="T2">public static void main(String args [])</text:span></text:p>
            <text:p text:style-name="P3"><text:s text:c="4"/><text:span text:style-name="T2">{</text:span></text:p>
            <text:p text:style-name="P3"><text:s text:c="8"/><text:span text:style-name="T2">Application ap=new Application();</text:span></text:p>
            <text:p text:style-name="P3"><text:s text:c="8"/><text:span text:style-name="T2">ap.main(null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E2" office:value-type="string">
            <text:p text:style-name="P1">Compilation failed due to following error(s).Main.java:10: error: show() in Child cannot override show() in Mother</text:p>
            <text:p text:style-name="P3"><text:s text:c="4"/><text:span text:style-name="T2">void show()</text:span></text:p>
            <text:p text:style-name="P3"><text:s text:c="9"/><text:span text:style-name="T2">^</text:span></text:p>
            <text:p text:style-name="P3"><text:soft-page-break/><text:s text:c="2"/><text:span text:style-name="T2">overridden method is static</text:span></text:p>
            <text:p text:style-name="P2">1 error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se 4:</text:p>
          </table:table-cell>
          <table:table-cell table:style-name="Table1.A2" office:value-type="string">
            <text:p text:style-name="P1">class Mother</text:p>
            <text:p text:style-name="P2">{</text:p>
            <text:p text:style-name="P3"><text:s text:c="4"/><text:span text:style-name="T2">static void show()</text:span></text:p>
            <text:p text:style-name="P3"><text:s text:c="4"/><text:span text:style-name="T2">{</text:span></text:p>
            <text:p text:style-name="P3"><text:s text:c="8"/><text:span text:style-name="T2">System.out.println("Hello world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Child extends Mother</text:p>
            <text:p text:style-name="P2">{</text:p>
            <text:p text:style-name="P3"><text:s text:c="4"/><text:span text:style-name="T2">static void show()</text:span></text:p>
            <text:p text:style-name="P3"><text:s text:c="4"/><text:span text:style-name="T2">{</text:span></text:p>
            <text:p text:style-name="P3"><text:s text:c="6"/><text:span text:style-name="T2">System.out.println("Hello JUET"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A2" office:value-type="string">
            <text:p text:style-name="P1">class Application {</text:p>
            <text:p text:style-name="P3"><text:s/><text:span text:style-name="T2">public static void main (String args[]){</text:span></text:p>
            <text:p text:style-name="P3"><text:s/><text:span text:style-name="T2">Mother m= new Child ( );</text:span></text:p>
            <text:p text:style-name="P3"><text:s/><text:span text:style-name="T2">m.show( ); // show of Mother is called</text:span></text:p>
            <text:p text:style-name="P3"><text:s/><text:span text:style-name="T2">Child ch=new Child ( ); </text:span></text:p>
            <text:p text:style-name="P3"><text:s/><text:span text:style-name="T2">ch. show ( ); // show ( ) inherited in Child from Mother is called</text:span></text:p>
            <text:p text:style-name="P3"><text:s/><text:span text:style-name="T2">}</text:span></text:p>
            <text:p text:style-name="P2">}</text:p>
            <text:p text:style-name="P2">class Main </text:p>
            <text:p text:style-name="P2">{</text:p>
            <text:p text:style-name="P3"><text:s text:c="4"/><text:span text:style-name="T2">public static void main(String args [])</text:span></text:p>
            <text:p text:style-name="P3"><text:s text:c="4"/><text:span text:style-name="T2">{</text:span></text:p>
            <text:p text:style-name="P3"><text:s text:c="8"/><text:span text:style-name="T2">Application ap=new Application();</text:span></text:p>
            <text:p text:style-name="P3"><text:s text:c="8"/><text:span text:style-name="T2">ap.main(null);</text:span></text:p>
            <text:p text:style-name="P3"><text:s text:c="4"/><text:span text:style-name="T2">}</text:span></text:p>
            <text:p text:style-name="P2">}</text:p>
            <text:p text:style-name="Table_20_Contents"/>
          </table:table-cell>
          <table:table-cell table:style-name="Table1.E2" office:value-type="string">
            <text:p text:style-name="Table_20_Contents">Hello world</text:p>
            <text:p text:style-name="Table_20_Contents">Hello JU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, Courier, monospace, arial, sans-serif"/>
    <style:font-face style:name="Menlo" svg:font-family="Menlo, Monaco, Consolas, 'Courier New', monospace"/>
    <style:font-face style:name="helvetica" svg:font-family="helvetica, sans-serif, aria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ak sharma</meta:initial-creator>
    <meta:creation-date>2023-02-02T16:12:01.31</meta:creation-date>
    <meta:document-statistic meta:table-count="1" meta:image-count="0" meta:object-count="0" meta:page-count="2" meta:paragraph-count="142" meta:word-count="407" meta:character-count="2596"/>
    <dc:date>2023-02-02T16:28:01.71</dc:date>
    <dc:creator>vinayak sharma</dc:creator>
    <meta:editing-duration>PT10S</meta:editing-duration>
    <meta:editing-cycles>1</meta:editing-cycles>
    <meta:generator>OpenOffice/4.0.1$Win32 OpenOffice.org_project/401m5$Build-9714</meta:generator>
  </office:meta>
</office:document-meta>
</file>